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-4.088095665" calcext:value-type="float">
            <text:p>-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19380951" calcext:value-type="float">
            <text:p>46,19380951</text:p>
          </table:table-cell>
          <table:table-cell office:value-type="float" office:value="1.393179665E-026" calcext:value-type="float">
            <text:p>1,39E-026</text:p>
          </table:table-cell>
          <table:table-cell office:value-type="float" office:value="4.097483158" calcext:value-type="float">
            <text:p>4,097483158</text:p>
          </table:table-cell>
          <table:table-cell table:style-name="ce2" table:formula="of:=ABS(SUM([.E2:.E3])/[.E2])" office:value-type="float" office:value="0.00229629973690946" calcext:value-type="float">
            <text:p>0,00229629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4" calcext:value-type="float">
            <text:p>68224</text:p>
          </table:table-cell>
          <table:table-cell office:value-type="float" office:value="51.45533371" calcext:value-type="float">
            <text:p>51,45533371</text:p>
          </table:table-cell>
          <table:table-cell office:value-type="float" office:value="2.071927491E-020" calcext:value-type="float">
            <text:p>2,07E-020</text:p>
          </table:table-cell>
          <table:table-cell office:value-type="float" office:value="-2.887615681" calcext:value-type="float">
            <text:p>-2,88761568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4" calcext:value-type="float">
            <text:p>68224</text:p>
          </table:table-cell>
          <table:table-cell office:value-type="float" office:value="51.64976883" calcext:value-type="float">
            <text:p>51,64976883</text:p>
          </table:table-cell>
          <table:table-cell office:value-type="float" office:value="3.093008287E-020" calcext:value-type="float">
            <text:p>3,09E-020</text:p>
          </table:table-cell>
          <table:table-cell office:value-type="float" office:value="2.893438339" calcext:value-type="float">
            <text:p>2,893438339</text:p>
          </table:table-cell>
          <table:table-cell table:formula="of:=ABS(SUM([.E4:.E5])/[.E4])" office:value-type="float" office:value="0.00201642415170138" calcext:value-type="float">
            <text:p>0,00201642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468" calcext:value-type="float">
            <text:p>68468</text:p>
          </table:table-cell>
          <table:table-cell office:value-type="float" office:value="52.46952057" calcext:value-type="float">
            <text:p>52,46952057</text:p>
          </table:table-cell>
          <table:table-cell office:value-type="float" office:value="4.526296909E-017" calcext:value-type="float">
            <text:p>4,53E-017</text:p>
          </table:table-cell>
          <table:table-cell office:value-type="float" office:value="-2.347648144" calcext:value-type="float">
            <text:p>-2,34764814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468" calcext:value-type="float">
            <text:p>68468</text:p>
          </table:table-cell>
          <table:table-cell office:value-type="float" office:value="52.33039474" calcext:value-type="float">
            <text:p>52,33039474</text:p>
          </table:table-cell>
          <table:table-cell office:value-type="float" office:value="6.114654084E-017" calcext:value-type="float">
            <text:p>6,11E-017</text:p>
          </table:table-cell>
          <table:table-cell office:value-type="float" office:value="2.350883961" calcext:value-type="float">
            <text:p>2,350883961</text:p>
          </table:table-cell>
          <table:table-cell table:style-name="ce3" table:formula="of:=ABS(SUM([.E6:.E7])/[.E6])" office:value-type="float" office:value="0.00137832281565282" calcext:value-type="float">
            <text:p>0,00137832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818" calcext:value-type="float">
            <text:p>68818</text:p>
          </table:table-cell>
          <table:table-cell office:value-type="float" office:value="52.55182648" calcext:value-type="float">
            <text:p>52,55182648</text:p>
          </table:table-cell>
          <table:table-cell office:value-type="float" office:value="2.080708774E-016" calcext:value-type="float">
            <text:p>2,08E-016</text:p>
          </table:table-cell>
          <table:table-cell office:value-type="float" office:value="-2.012941122" calcext:value-type="float">
            <text:p>-2,01294112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818" calcext:value-type="float">
            <text:p>68818</text:p>
          </table:table-cell>
          <table:table-cell office:value-type="float" office:value="52.50260162" calcext:value-type="float">
            <text:p>52,50260162</text:p>
          </table:table-cell>
          <table:table-cell office:value-type="float" office:value="7.32633895E-016" calcext:value-type="float">
            <text:p>7,33E-016</text:p>
          </table:table-cell>
          <table:table-cell office:value-type="float" office:value="2.014295816" calcext:value-type="float">
            <text:p>2,014295816</text:p>
          </table:table-cell>
          <table:table-cell table:style-name="ce3" table:formula="of:=ABS(SUM([.E8:.E9])/[.E8])" office:value-type="float" office:value="0.000672992361870091" calcext:value-type="float">
            <text:p>0,00067299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29" calcext:value-type="float">
            <text:p>68929</text:p>
          </table:table-cell>
          <table:table-cell office:value-type="float" office:value="52.56371307" calcext:value-type="float">
            <text:p>52,56371307</text:p>
          </table:table-cell>
          <table:table-cell office:value-type="float" office:value="6.391237976E-015" calcext:value-type="float">
            <text:p>6,39E-015</text:p>
          </table:table-cell>
          <table:table-cell office:value-type="float" office:value="-1.777532935" calcext:value-type="float">
            <text:p>-1,77753293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29" calcext:value-type="float">
            <text:p>68929</text:p>
          </table:table-cell>
          <table:table-cell office:value-type="float" office:value="52.51737595" calcext:value-type="float">
            <text:p>52,51737595</text:p>
          </table:table-cell>
          <table:table-cell office:value-type="float" office:value="0.0000000000001198525735" calcext:value-type="float">
            <text:p>1,20E-013</text:p>
          </table:table-cell>
          <table:table-cell office:value-type="float" office:value="1.778529048" calcext:value-type="float">
            <text:p>1,778529048</text:p>
          </table:table-cell>
          <table:table-cell table:style-name="ce3" table:formula="of:=ABS(SUM([.E10:.E11])/[.E10])" office:value-type="float" office:value="0.000560390741789558" calcext:value-type="float">
            <text:p>0,00056039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47" calcext:value-type="float">
            <text:p>69047</text:p>
          </table:table-cell>
          <table:table-cell office:value-type="float" office:value="52.56350708" calcext:value-type="float">
            <text:p>52,56350708</text:p>
          </table:table-cell>
          <table:table-cell office:value-type="float" office:value="0.0000000000002338887818" calcext:value-type="float">
            <text:p>2,34E-013</text:p>
          </table:table-cell>
          <table:table-cell office:value-type="float" office:value="-1.601051211" calcext:value-type="float">
            <text:p>-1,60105121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47" calcext:value-type="float">
            <text:p>69047</text:p>
          </table:table-cell>
          <table:table-cell office:value-type="float" office:value="52.58739853" calcext:value-type="float">
            <text:p>52,58739853</text:p>
          </table:table-cell>
          <table:table-cell office:value-type="float" office:value="0.000000000002930301184" calcext:value-type="float">
            <text:p>2,93E-012</text:p>
          </table:table-cell>
          <table:table-cell office:value-type="float" office:value="1.602215052" calcext:value-type="float">
            <text:p>1,602215052</text:p>
          </table:table-cell>
          <table:table-cell table:formula="of:=ABS(SUM([.E12:.E13])/[.E12])" office:value-type="float" office:value="0.000726923031570592" calcext:value-type="float">
            <text:p>0,0007269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27" calcext:value-type="float">
            <text:p>69327</text:p>
          </table:table-cell>
          <table:table-cell office:value-type="float" office:value="52.61033249" calcext:value-type="float">
            <text:p>52,61033249</text:p>
          </table:table-cell>
          <table:table-cell office:value-type="float" office:value="0.000000000001581498929" calcext:value-type="float">
            <text:p>1,58E-012</text:p>
          </table:table-cell>
          <table:table-cell office:value-type="float" office:value="-1.463154674" calcext:value-type="float">
            <text:p>-1,46315467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27" calcext:value-type="float">
            <text:p>69327</text:p>
          </table:table-cell>
          <table:table-cell office:value-type="float" office:value="52.746521" calcext:value-type="float">
            <text:p>52,746521</text:p>
          </table:table-cell>
          <table:table-cell office:value-type="float" office:value="0.0000000000008932231582" calcext:value-type="float">
            <text:p>8,93E-013</text:p>
          </table:table-cell>
          <table:table-cell office:value-type="float" office:value="1.46491766" calcext:value-type="float">
            <text:p>1,46491766</text:p>
          </table:table-cell>
          <table:table-cell table:formula="of:=ABS(SUM([.E14:.E15])/[.E14])" office:value-type="float" office:value="0.00120492114150873" calcext:value-type="float">
            <text:p>0,00120492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799" calcext:value-type="float">
            <text:p>69799</text:p>
          </table:table-cell>
          <table:table-cell office:value-type="float" office:value="52.75653839" calcext:value-type="float">
            <text:p>52,75653839</text:p>
          </table:table-cell>
          <table:table-cell office:value-type="float" office:value="0.00000000006649467088" calcext:value-type="float">
            <text:p>6,65E-011</text:p>
          </table:table-cell>
          <table:table-cell office:value-type="float" office:value="-1.347572684" calcext:value-type="float">
            <text:p>-1,34757268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799" calcext:value-type="float">
            <text:p>69799</text:p>
          </table:table-cell>
          <table:table-cell office:value-type="float" office:value="52.82192612" calcext:value-type="float">
            <text:p>52,82192612</text:p>
          </table:table-cell>
          <table:table-cell office:value-type="float" office:value="0.00000000005695236643" calcext:value-type="float">
            <text:p>5,70E-011</text:p>
          </table:table-cell>
          <table:table-cell office:value-type="float" office:value="1.348115683" calcext:value-type="float">
            <text:p>1,348115683</text:p>
          </table:table-cell>
          <table:table-cell table:formula="of:=ABS(SUM([.E16:.E17])/[.E16])" office:value-type="float" office:value="0.000402945983134888" calcext:value-type="float">
            <text:p>0,0004029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908" calcext:value-type="float">
            <text:p>69908</text:p>
          </table:table-cell>
          <table:table-cell office:value-type="float" office:value="52.833004" calcext:value-type="float">
            <text:p>52,833004</text:p>
          </table:table-cell>
          <table:table-cell office:value-type="float" office:value="0.0000000005964668759" calcext:value-type="float">
            <text:p>5,96E-010</text:p>
          </table:table-cell>
          <table:table-cell office:value-type="float" office:value="-1.251085162" calcext:value-type="float">
            <text:p>-1,25108516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908" calcext:value-type="float">
            <text:p>69908</text:p>
          </table:table-cell>
          <table:table-cell office:value-type="float" office:value="52.99296188" calcext:value-type="float">
            <text:p>52,99296188</text:p>
          </table:table-cell>
          <table:table-cell office:value-type="float" office:value="0.000000000148362822" calcext:value-type="float">
            <text:p>1,48E-010</text:p>
          </table:table-cell>
          <table:table-cell office:value-type="float" office:value="1.252130985" calcext:value-type="float">
            <text:p>1,252130985</text:p>
          </table:table-cell>
          <table:table-cell table:style-name="ce3" table:formula="of:=ABS(SUM([.E18:.E19])/[.E18])" office:value-type="float" office:value="0.000835932702077631" calcext:value-type="float">
            <text:p>0,00083593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144" calcext:value-type="float">
            <text:p>70144</text:p>
          </table:table-cell>
          <table:table-cell office:value-type="float" office:value="49.10321808" calcext:value-type="float">
            <text:p>49,10321808</text:p>
          </table:table-cell>
          <table:table-cell office:value-type="float" office:value="0.000000001864009169" calcext:value-type="float">
            <text:p>1,86E-009</text:p>
          </table:table-cell>
          <table:table-cell office:value-type="float" office:value="-1.167649031" calcext:value-type="float">
            <text:p>-1,16764903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144" calcext:value-type="float">
            <text:p>70144</text:p>
          </table:table-cell>
          <table:table-cell office:value-type="float" office:value="49.47509003" calcext:value-type="float">
            <text:p>49,47509003</text:p>
          </table:table-cell>
          <table:table-cell office:value-type="float" office:value="0.0000000008624771453" calcext:value-type="float">
            <text:p>8,62E-010</text:p>
          </table:table-cell>
          <table:table-cell office:value-type="float" office:value="1.16797471" calcext:value-type="float">
            <text:p>1,16797471</text:p>
          </table:table-cell>
          <table:table-cell table:style-name="ce3" table:formula="of:=ABS(SUM([.E20:.E21])/[.E20])" office:value-type="float" office:value="0.000278918571722698" calcext:value-type="float">
            <text:p>0,00027891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224" calcext:value-type="float">
            <text:p>70224</text:p>
          </table:table-cell>
          <table:table-cell office:value-type="float" office:value="49.47687531" calcext:value-type="float">
            <text:p>49,47687531</text:p>
          </table:table-cell>
          <table:table-cell office:value-type="float" office:value="0.00000001046135267" calcext:value-type="float">
            <text:p>1,05E-008</text:p>
          </table:table-cell>
          <table:table-cell office:value-type="float" office:value="1.094973087" calcext:value-type="float">
            <text:p>1,09497308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03740712379378" calcext:value-type="float">
            <text:p>0,0010374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2:56.0307564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3:03.993608549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